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nnotationMetadata.hasAnnotatedMethods( String annotation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AnnotationMetadata.getAll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AnnotationMetadata.StandardAnnotationMetadata( Class &lt; ? &gt; introspec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notationMetadata.isAnnotatedMethod( Method method , String annot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AnnotationMetadata.getAnnotatedMethods( String annotatio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AnnotationMetadata.getAnnotatio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AnnotationMetadata.from( Class &lt; ? &gt; introspect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notationMetadata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nnotationMetadata.getAnnotationAttributes( String annotationName , boolean classValuesAs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AnnotationMetadata.StandardAnnotationMetadata( Class &lt; ? &gt; introspectedClass , boolean nestedAnnotations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AnnotationMetadata.ge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